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7B1900B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lindsWipe" smil:subtype="horizont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draw:fill="none" draw:fill-color="#ffffff" draw:textarea-vertical-align="middle" fo:min-height="16.075cm"/>
    </style:style>
    <style:style style:name="gr3" style:family="graphic" style:parent-style-name="standard" style:list-style-name="L1">
      <style:graphic-properties draw:stroke="none" draw:fill="none" draw:fill-color="#ffffff" draw:textarea-vertical-align="middle" fo:min-height="16.075cm"/>
    </style:style>
    <style:style style:name="gr4" style:family="graphic" style:parent-style-name="standard" style:list-style-name="L1">
      <style:graphic-properties draw:stroke="none" draw:fill="none" draw:fill-color="#ffffff" draw:textarea-vertical-align="middle" fo:min-height="16.075cm"/>
    </style:style>
    <style:style style:name="gr5" style:family="graphic" style:parent-style-name="standard" style:list-style-name="L1">
      <style:graphic-properties draw:stroke="none" draw:fill="none" draw:fill-color="#ffffff" draw:textarea-vertical-align="middle" fo:min-height="16.075cm"/>
    </style:style>
    <style:style style:name="gr6" style:family="graphic" style:parent-style-name="standard" style:list-style-name="L1">
      <style:graphic-properties draw:stroke="none" draw:fill="none" draw:fill-color="#ffffff" draw:textarea-vertical-align="middle" fo:min-height="16.075cm"/>
    </style:style>
    <style:style style:name="gr7" style:family="graphic" style:parent-style-name="standard" style:list-style-name="L1">
      <style:graphic-properties draw:stroke="none" draw:fill="none" draw:fill-color="#ffffff" draw:textarea-vertical-align="middle" draw:auto-grow-height="true" fo:min-height="12.179cm"/>
    </style:style>
    <style:style style:name="gr8" style:family="graphic" style:parent-style-name="standard" style:list-style-name="L1">
      <style:graphic-properties draw:stroke="none" draw:fill="none" draw:fill-color="#ffffff" draw:textarea-vertical-align="middle" draw:auto-grow-height="true" fo:min-height="12.179cm"/>
    </style:style>
    <style:style style:name="gr9" style:family="graphic" style:parent-style-name="standard" style:list-style-name="L1">
      <style:graphic-properties draw:stroke="none" draw:fill="none" draw:fill-color="#ffffff" draw:textarea-vertical-align="middle" fo:min-height="16.075cm"/>
    </style:style>
    <style:style style:name="pr1" style:family="presentation" style:parent-style-name="DNA-subtitle">
      <style:graphic-properties draw:fill-color="#ffffff" fo:min-height="16.075cm"/>
    </style:style>
    <style:style style:name="pr2" style:family="presentation" style:parent-style-name="DNA-notes">
      <style:graphic-properties draw:fill-color="#ffffff" fo:min-height="14cm"/>
    </style:style>
    <style:style style:name="pr3" style:family="presentation" style:parent-style-name="DNA-title">
      <style:graphic-properties draw:auto-grow-height="true" fo:min-height="3.467cm"/>
    </style:style>
    <style:style style:name="pr4" style:family="presentation" style:parent-style-name="DNA-subtitle">
      <style:graphic-properties draw:fill-color="#ffffff" draw:auto-grow-height="true" fo:min-height="12.179cm"/>
    </style:style>
    <style:style style:name="pr5" style:family="presentation" style:parent-style-name="DNA-notes">
      <style:graphic-properties draw:fill-color="#ffffff" draw:auto-grow-height="true" fo:min-height="14cm"/>
    </style:style>
    <style:style style:name="pr6" style:family="presentation" style:parent-style-name="DNA-subtitle">
      <style:graphic-properties draw:fill-color="#ffffff" fo:min-height="16.44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32pt"/>
    </style:style>
    <style:style style:name="P4" style:family="paragraph">
      <style:text-properties fo:font-size="29.3999996185303pt"/>
    </style:style>
    <style:style style:name="P5" style:family="paragraph">
      <style:paragraph-properties fo:text-align="start"/>
      <style:text-properties fo:font-size="25pt" style:font-size-asian="25pt" style:font-size-complex="25pt"/>
    </style:style>
    <style:style style:name="P6" style:family="paragraph"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erif2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text-align="start" fo:text-indent="0cm"/>
      <style:text-properties style:use-window-font-color="true" style:text-outline="false" style:text-line-through-style="none" style:font-name="Liberation Serif2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start"/>
      <style:text-properties fo:font-size="20pt" style:font-size-asian="20pt" style:font-size-complex="20pt"/>
    </style:style>
    <style:style style:name="P9" style:family="paragraph">
      <style:paragraph-properties fo:text-align="start"/>
      <style:text-properties fo:font-size="25pt" fo:font-style="italic" style:font-size-asian="25pt" style:font-style-asian="italic" style:font-size-complex="25pt" style:font-style-complex="italic"/>
    </style:style>
    <style:style style:name="P10" style:family="paragraph">
      <style:text-properties fo:font-size="32pt"/>
    </style:style>
    <style:style style:name="T1" style:family="text">
      <style:text-properties fo:font-size="32pt" fo:text-shadow="1pt 1pt"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5pt" style:font-size-asian="32pt" style:font-size-complex="32pt"/>
    </style:style>
    <style:style style:name="T7" style:family="text">
      <style:text-properties fo:font-size="25pt" style:font-size-asian="25pt" style:font-size-complex="25pt"/>
    </style:style>
    <style:style style:name="T8" style:family="text">
      <style:text-properties fo:font-size="25pt" fo:font-weight="bold" style:font-size-asian="25pt" style:font-weight-asian="bold" style:font-size-complex="25pt" style:font-weight-complex="bold"/>
    </style:style>
    <style:style style:name="T9" style:family="text">
      <style:text-properties fo:color="#ff0000" fo:font-size="25pt" style:font-size-asian="25pt" style:font-size-complex="25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25pt" fo:text-shadow="1pt 1pt" fo:font-weight="bold" style:font-size-asian="25pt" style:font-weight-asian="bold" style:font-size-complex="25pt" style:font-weight-complex="bold"/>
    </style:style>
    <style:style style:name="T13" style:family="text">
      <style:text-properties fo:font-size="25pt" fo:font-style="italic" style:font-size-asian="25pt" style:font-style-asian="italic" style:font-size-complex="25pt" style:font-style-complex="italic"/>
    </style:style>
    <style:style style:name="T14" style:family="text">
      <style:text-properties fo:font-size="25pt" fo:text-shadow="none" fo:font-weight="bold" style:font-size-asian="25pt" style:font-weight-asian="bold" style:font-size-complex="25pt" style:font-weight-complex="bold"/>
    </style:style>
    <style:style style:name="T15" style:family="text">
      <style:text-properties fo:font-size="24pt" fo:font-style="italic" style:font-size-asian="24pt" style:font-style-asian="italic" style:font-size-complex="24pt" style:font-style-complex="italic"/>
    </style:style>
    <style:style style:name="T16" style:family="text">
      <style:text-properties fo:font-size="25pt" fo:font-style="normal" style:font-size-asian="25pt" style:font-style-asian="normal" style:font-size-complex="25pt" style:font-style-complex="normal"/>
    </style:style>
    <style:style style:name="T17" style:family="text">
      <style:text-properties fo:font-size="25pt" fo:font-style="italic" style:text-underline-style="none" fo:font-weight="bold" style:font-size-asian="25pt" style:font-style-asian="italic" style:font-weight-asian="bold" style:font-size-complex="25pt" style:font-style-complex="italic" style:font-weight-complex="bold"/>
    </style:style>
    <style:style style:name="T18" style:family="text">
      <style:text-properties fo:font-size="26pt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19" style:family="text">
      <style:text-properties fo:color="#996633" fo:font-size="26pt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20" style:family="text">
      <style:text-properties fo:color="#00ae00" fo:font-size="26pt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21" style:family="text">
      <style:text-properties fo:color="#000000" fo:font-size="26pt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22" style:family="text">
      <style:text-properties fo:color="#c5000b" fo:font-size="26pt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23" style:family="text">
      <style:text-properties fo:color="#eb613d" fo:font-size="26pt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T26" style:family="text">
      <style:text-properties fo:color="#c5000b" fo:font-size="20pt" style:font-size-asian="20pt" style:font-size-complex="20pt"/>
    </style:style>
    <style:style style:name="T27" style:family="text">
      <style:text-properties fo:font-size="28pt" fo:font-weight="normal" style:font-size-asian="28pt" style:font-weight-asian="normal" style:font-size-complex="28pt" style:font-weight-complex="normal"/>
    </style:style>
    <style:style style:name="T28" style:family="text">
      <style:text-properties fo:font-size="28pt" style:font-size-asian="28pt" style:font-size-complex="28pt"/>
    </style:style>
    <style:style style:name="T29" style:family="text">
      <style:text-properties fo:font-size="20pt" style:font-size-asian="32pt" style:font-size-complex="32pt"/>
    </style:style>
    <style:style style:name="T30" style:family="text">
      <style:text-properties fo:font-size="23pt" style:font-size-asian="23pt" style:font-size-complex="23pt"/>
    </style:style>
    <style:style style:name="T31" style:family="text">
      <style:text-properties fo:font-size="23pt" fo:font-weight="bold" style:font-size-asian="23pt" style:font-weight-asian="bold" style:font-size-complex="23pt" style:font-weight-complex="bold"/>
    </style:style>
    <style:style style:name="T32" style:family="text">
      <style:text-properties fo:font-size="23pt" fo:font-weight="normal" style:font-size-asian="23pt" style:font-weight-asian="normal" style:font-size-complex="23pt" style:font-weight-complex="normal"/>
    </style:style>
    <style:style style:name="T33" style:family="text">
      <style:text-properties fo:font-size="30pt" style:font-size-asian="30pt" style:font-size-complex="30pt"/>
    </style:style>
    <style:style style:name="T34" style:family="text">
      <style:text-properties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32" xml:id="id1" draw:id="id1">
        <office:forms form:automatic-focus="false" form:apply-design-mode="false"/>
        <draw:frame presentation:style-name="pr1" draw:text-style-name="P3" draw:layer="layout" svg:width="20.6cm" svg:height="18.952cm" svg:x="6.2cm" svg:y="0.8cm" presentation:class="subtitle" presentation:user-transformed="true">
          <draw:text-box>
            <text:p text:style-name="P1"><text:span text:style-name="T1">Un antipasto: le liste</text:span></text:p>
            <text:p text:style-name="P1"><text:span text:style-name="T2"/></text:p>
            <text:p text:style-name="P2"><text:span text:style-name="T3">program example_list</text:span></text:p>
            <text:p text:style-name="P2"><text:span text:style-name="T3">use </text:span><text:span text:style-name="T4">list_integer</text:span></text:p>
            <text:p text:style-name="P2"><text:span text:style-name="T3">type(</text:span><text:span text:style-name="T4">integerlist</text:span><text:span text:style-name="T3">) :: list_int</text:span></text:p>
            <text:p text:style-name="P2"><text:span text:style-name="T3"/></text:p>
            <text:p text:style-name="P2"><text:span text:style-name="T3">do i=1, 10</text:span></text:p>
            <text:p text:style-name="P2"><text:span text:style-name="T3"><text:s text:c="2"/></text:span><text:span text:style-name="T3">call list_int%</text:span><text:span text:style-name="T4">append</text:span><text:span text:style-name="T3">(i)</text:span></text:p>
            <text:p text:style-name="P2"><text:span text:style-name="T3">enddo</text:span></text:p>
            <text:p text:style-name="P2"><text:span text:style-name="T3">print *,"display integer list"</text:span></text:p>
            <text:p text:style-name="P2"><text:span text:style-name="T3">call list_int%</text:span><text:span text:style-name="T4">display</text:span><text:span text:style-name="T3">()</text:span></text:p>
            <text:p text:style-name="P2"><text:span text:style-name="T3"/></text:p>
            <text:p text:style-name="P2"><text:span text:style-name="T3">call list_int%</text:span><text:span text:style-name="T4">rewind</text:span><text:span text:style-name="T3">()</text:span></text:p>
            <text:p text:style-name="P2"><text:span text:style-name="T3">i = 1</text:span></text:p>
            <text:p text:style-name="P2"><text:span text:style-name="T3">do while(list_int%</text:span><text:span text:style-name="T4">element</text:span><text:span text:style-name="T3">())</text:span></text:p>
            <text:p text:style-name="P2"><text:span text:style-name="T3"><text:s text:c="2"/></text:span><text:span text:style-name="T3">values(i) = list_int%</text:span><text:span text:style-name="T4">current</text:span><text:span text:style-name="T3">()</text:span></text:p>
            <text:p text:style-name="P2"><text:span text:style-name="T3"><text:s text:c="2"/></text:span><text:span text:style-name="T3">call list_int%</text:span><text:span text:style-name="T4">next</text:span><text:span text:style-name="T3">()</text:span></text:p>
            <text:p text:style-name="P2"><text:span text:style-name="T3"><text:s text:c="2"/></text:span><text:span text:style-name="T3">i = i + 1</text:span></text:p>
            <text:p text:style-name="P2"><text:span text:style-name="T3">end do</text:span></text:p>
            <text:p text:style-name="P2"><text:span text:style-name="T3">print *,"display integer vector from list"</text:span></text:p>
            <text:p text:style-name="P2"><text:span text:style-name="T3">print *, values</text:span></text:p>
            <text:p text:style-name="P2"><text:span text:style-name="T3"/></text:p>
            <text:p text:style-name="P2"><text:span text:style-name="T3">End program example_list</text:span></text:p>
          </draw:text-box>
        </draw:frame>
        <anim:par presentation:node-type="timing-root">
          <anim:par smil:begin="id1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32" xml:id="id2" draw:id="id2">
        <office:forms form:automatic-focus="false" form:apply-design-mode="false"/>
        <draw:frame presentation:style-name="pr1" draw:layer="layout" svg:width="17.9cm" svg:height="18.01cm" svg:x="6.8cm" svg:y="0.632cm" presentation:class="subtitle" presentation:user-transformed="true">
          <draw:text-box>
            <text:p text:style-name="P2"><text:span text:style-name="T3">!more easy</text:span></text:p>
            <text:p text:style-name="P2"><text:span text:style-name="T3">values =list_int%toarray()</text:span></text:p>
            <text:p text:style-name="P2"><text:span text:style-name="T3">print *,"display integer vector from list with toarray"</text:span></text:p>
            <text:p text:style-name="P2"><text:span text:style-name="T3">print *, values</text:span></text:p>
            <text:p text:style-name="P2"><text:span text:style-name="T3"/></text:p>
            <text:p text:style-name="P2"><text:span text:style-name="T3"/></text:p>
            <text:p text:style-name="P2"><text:span text:style-name="T3">! reverse</text:span></text:p>
            <text:p text:style-name="P2"><text:span text:style-name="T3">call list_int%</text:span><text:span text:style-name="T4">forward</text:span><text:span text:style-name="T3">()</text:span></text:p>
            <text:p text:style-name="P2"><text:span text:style-name="T3">i = 1</text:span></text:p>
            <text:p text:style-name="P2"><text:span text:style-name="T3">do while(list_int%</text:span><text:span text:style-name="T4">element</text:span><text:span text:style-name="T3">())</text:span></text:p>
            <text:p text:style-name="P2"><text:span text:style-name="T3"><text:s text:c="2"/></text:span><text:span text:style-name="T3">values(i) = list_int%</text:span><text:span text:style-name="T4">current</text:span><text:span text:style-name="T3">()</text:span></text:p>
            <text:p text:style-name="P2"><text:span text:style-name="T3"><text:s text:c="2"/></text:span><text:span text:style-name="T3">call list_int%</text:span><text:span text:style-name="T4">prev</text:span><text:span text:style-name="T3">()</text:span></text:p>
            <text:p text:style-name="P2"><text:span text:style-name="T3"><text:s text:c="2"/></text:span><text:span text:style-name="T3">i = i + 1</text:span></text:p>
            <text:p text:style-name="P2"><text:span text:style-name="T3">end do</text:span></text:p>
            <text:p text:style-name="P2"><text:span text:style-name="T3">print *,"display inverse integer vector from list"</text:span></text:p>
            <text:p text:style-name="P2"><text:span text:style-name="T3">print *, values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print *,"seek return status =", list_int%</text:span><text:span text:style-name="T4">seek</text:span><text:span text:style-name="T3">(3)</text:span></text:p>
            <text:p text:style-name="P2"><text:span text:style-name="T3">print *,"list index 3 =", list_int%</text:span><text:span text:style-name="T4">current</text:span><text:span text:style-name="T3">()</text:span></text:p>
            <text:p text:style-name="P2"><text:span text:style-name="T3"/></text:p>
          </draw:text-box>
        </draw:frame>
        <anim:par presentation:node-type="timing-root">
          <anim:par smil:begin="id2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32" xml:id="id3" draw:id="id3">
        <office:forms form:automatic-focus="false" form:apply-design-mode="false"/>
        <draw:frame presentation:style-name="pr1" draw:layer="layout" svg:width="21.1cm" svg:height="16.075cm" svg:x="5.8cm" svg:y="2.125cm" presentation:class="subtitle" presentation:user-transformed="true">
          <draw:text-box>
            <text:p text:style-name="P2"><text:span text:style-name="T3"><text:s text:c="32"/></text:span><text:span text:style-name="T3">! </text:span><text:span text:style-name="T4">test remove</text:span></text:p>
            <text:p text:style-name="P2"><text:span text:style-name="T3">print *,"delete(5) return status =", list_int%</text:span><text:span text:style-name="T4">delete</text:span><text:span text:style-name="T3">(5)</text:span></text:p>
            <text:p text:style-name="P2"><text:span text:style-name="T3">print *,"display integer vector with 5 removed"</text:span></text:p>
            <text:p text:style-name="P2"><text:span text:style-name="T3"/></text:p>
            <text:p text:style-name="P2"><text:span text:style-name="T3"/></text:p>
            <text:p text:style-name="P2"><text:span text:style-name="T3">! </text:span><text:span text:style-name="T4">reverse</text:span></text:p>
            <text:p text:style-name="P2"><text:span text:style-name="T3">print *,"display reverse integer vector with 5 removed"</text:span></text:p>
            <text:p text:style-name="P2"><text:span text:style-name="T3">call list_int%</text:span><text:span text:style-name="T4">forward</text:span><text:span text:style-name="T3">()</text:span></text:p>
            <text:p text:style-name="P2"><text:span text:style-name="T3">do while(list_int%</text:span><text:span text:style-name="T4">element</text:span><text:span text:style-name="T3">())</text:span></text:p>
            <text:p text:style-name="P2"><text:span text:style-name="T3"><text:s text:c="2"/></text:span><text:span text:style-name="T3">print*, "index:",list_int%</text:span><text:span text:style-name="T4">currentindex</text:span><text:span text:style-name="T3">()," value:",list_int%</text:span><text:span text:style-name="T4">current</text:span><text:span text:style-name="T3">()</text:span></text:p>
            <text:p text:style-name="P2"><text:span text:style-name="T3"><text:s text:c="2"/></text:span><text:span text:style-name="T3">call list_int%</text:span><text:span text:style-name="T4">prev</text:span><text:span text:style-name="T3">()</text:span></text:p>
            <text:p text:style-name="P2"><text:span text:style-name="T3">end do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n=list_int%</text:span><text:span text:style-name="T4">countelements</text:span><text:span text:style-name="T3">()</text:span></text:p>
            <text:p text:style-name="P2"><text:span text:style-name="T3">print *,"number of list elements=",n</text:span></text:p>
            <text:p text:style-name="P2"><text:span text:style-name="T3"/></text:p>
            <text:p text:style-name="P2"><text:span text:style-name="T3"/></text:p>
          </draw:text-box>
        </draw:frame>
        <anim:par presentation:node-type="timing-root">
          <anim:par smil:begin="id3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32" xml:id="id4" draw:id="id4">
        <office:forms form:automatic-focus="false" form:apply-design-mode="false"/>
        <draw:frame presentation:style-name="pr1" draw:layer="layout" svg:width="20.7cm" svg:height="16.075cm" svg:x="5.8cm" svg:y="1.325cm" presentation:class="subtitle" presentation:user-transformed="true">
          <draw:text-box>
            <text:p>Tipi nativi supportati</text:p>
            <text:p/>
            <text:list text:style-name="L1">
              <text:list-item>
                <text:p text:style-name="P2">Integer</text:p>
                <text:p text:style-name="P2"/>
              </text:list-item>
              <text:list-item>
                <text:p text:style-name="P2">Real</text:p>
                <text:p text:style-name="P2"/>
              </text:list-item>
              <text:list-item>
                <text:p text:style-name="P2">Double precision</text:p>
                <text:p text:style-name="P2"/>
              </text:list-item>
              <text:list-item>
                <text:p text:style-name="P2">Byte</text:p>
                <text:p text:style-name="P2"/>
              </text:list-item>
              <text:list-item>
                <text:p text:style-name="P2">Char (a lunghezza fissa listcharmaxlen)</text:p>
              </text:list-item>
            </text:list>
          </draw:text-box>
        </draw:frame>
        <anim:par presentation:node-type="timing-root">
          <anim:par smil:begin="id4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32" xml:id="id5" draw:id="id5">
        <office:forms form:automatic-focus="false" form:apply-design-mode="false"/>
        <draw:frame presentation:style-name="pr1" draw:text-style-name="P5" draw:layer="layout" svg:width="19.6cm" svg:height="16.075cm" svg:x="6cm" svg:y="2.125cm" presentation:class="subtitle" presentation:user-transformed="true">
          <draw:text-box>
            <text:p text:style-name="P1"><text:span text:style-name="T5">Mixlist</text:span></text:p>
            <text:p text:style-name="P1"><text:span text:style-name="T6"/></text:p>
            <text:p text:style-name="P2"><text:span text:style-name="T7">type(</text:span><text:span text:style-name="T8">mixlist</text:span><text:span text:style-name="T7">) :: list_mix</text:span></text:p>
            <text:p text:style-name="P2"><text:span text:style-name="T7"/></text:p>
            <text:p text:style-name="P2"><text:span text:style-name="T7">type </text:span><text:span text:style-name="T8">mytype</text:span></text:p>
            <text:p text:style-name="P2"><text:span text:style-name="T7"><text:s text:c="2"/></text:span><text:span text:style-name="T7">integer :: i</text:span></text:p>
            <text:p text:style-name="P2"><text:span text:style-name="T7"><text:s text:c="2"/></text:span><text:span text:style-name="T7">real <text:s text:c="3"/>:: r</text:span></text:p>
            <text:p text:style-name="P2"><text:span text:style-name="T7">end type mytype</text:span></text:p>
            <text:p text:style-name="P2"><text:span text:style-name="T7">type(mytype) :: </text:span><text:span text:style-name="T8">ir</text:span><text:span text:style-name="T7">=mytype(3,6.)</text:span></text:p>
            <text:p text:style-name="P2"><text:span text:style-name="T7"/></text:p>
            <text:p text:style-name="P2"><text:span text:style-name="T7">type </text:span><text:span text:style-name="T8">charmylen</text:span></text:p>
            <text:p text:style-name="P2"><text:span text:style-name="T7"><text:s text:c="2"/></text:span><text:span text:style-name="T7">character(len=10) :: char10</text:span></text:p>
            <text:p text:style-name="P2"><text:span text:style-name="T7">end type charmylen</text:span></text:p>
            <text:p text:style-name="P2"><text:span text:style-name="T7">type(charmylen) :: </text:span><text:span text:style-name="T8">mychar</text:span></text:p>
          </draw:text-box>
        </draw:frame>
        <draw:frame draw:style-name="gr2" draw:text-style-name="P6" draw:layer="layout" svg:width="22.5cm" svg:height="16.325cm" svg:x="4.5cm" svg:y="0.801cm">
          <draw:text-box>
            <text:p/>
          </draw:text-box>
        </draw:frame>
        <draw:frame draw:style-name="gr3" draw:text-style-name="P7" draw:layer="layout" svg:width="17.5cm" svg:height="16.325cm" svg:x="7.5cm" svg:y="2.4cm">
          <draw:text-box>
            <text:p/>
          </draw:text-box>
        </draw:frame>
        <draw:frame draw:style-name="gr4" draw:text-style-name="P7" draw:layer="layout" svg:width="15.9cm" svg:height="16.325cm" svg:x="7.5cm" svg:y="1.875cm">
          <draw:text-box>
            <text:p/>
          </draw:text-box>
        </draw:frame>
        <anim:par presentation:node-type="timing-root">
          <anim:par smil:begin="id5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32" xml:id="id6" draw:id="id6">
        <office:forms form:automatic-focus="false" form:apply-design-mode="false"/>
        <draw:frame presentation:style-name="pr1" draw:text-style-name="P2" draw:layer="layout" svg:width="19cm" svg:height="16.075cm" svg:x="7.2cm" svg:y="2.729cm" presentation:class="subtitle" presentation:user-transformed="true">
          <draw:text-box>
            <text:p text:style-name="P2"><text:span text:style-name="T7">do i=1, 10</text:span></text:p>
            <text:p text:style-name="P2"><text:span text:style-name="T7"><text:s text:c="2"/></text:span><text:span text:style-name="T7">call list_mix%</text:span><text:span text:style-name="T8">append</text:span><text:span text:style-name="T7">(</text:span><text:span text:style-name="T9">i</text:span><text:span text:style-name="T7">)</text:span></text:p>
            <text:p text:style-name="P2"><text:span text:style-name="T7">enddo</text:span></text:p>
            <text:p text:style-name="P2"><text:span text:style-name="T7">call list_mix%</text:span><text:span text:style-name="T8">append</text:span><text:span text:style-name="T7">(</text:span><text:span text:style-name="T9">1.23</text:span><text:span text:style-name="T7">)</text:span></text:p>
            <text:p text:style-name="P2"><text:span text:style-name="T7">call list_mix%</text:span><text:span text:style-name="T8">append</text:span><text:span text:style-name="T7">(</text:span><text:span text:style-name="T9">4d0</text:span><text:span text:style-name="T7">)</text:span></text:p>
            <text:p text:style-name="P2"><text:span text:style-name="T7">call list_mix%</text:span><text:span text:style-name="T8">append</text:span><text:span text:style-name="T7">(</text:span><text:span text:style-name="T9">ir</text:span><text:span text:style-name="T7">)</text:span></text:p>
            <text:p text:style-name="P2"><text:span text:style-name="T7"><text:s text:c="32"/></text:span><text:span text:style-name="T7">! this do not work !</text:span></text:p>
            <text:p text:style-name="P2"><text:span text:style-name="T7"><text:s text:c="32"/></text:span><text:span text:style-name="T7">! compiler bug ???</text:span></text:p>
            <text:p text:style-name="P2"><text:span text:style-name="T7"><text:s text:c="32"/></text:span><text:span text:style-name="T7">! <text:s/>call list_mix%append("test1")</text:span></text:p>
            <text:p text:style-name="P2"><text:span text:style-name="T7"><text:s text:c="32"/></text:span><text:span text:style-name="T7">! <text:s/>call list_mix%append("test2")</text:span></text:p>
            <text:p text:style-name="P2"><text:span text:style-name="T7"><text:s text:c="32"/></text:span><text:span text:style-name="T7">! but this should work</text:span></text:p>
            <text:p text:style-name="P2"><text:span text:style-name="T7">mychar%char10="ciao ciao"</text:span></text:p>
            <text:p text:style-name="P2"><text:span text:style-name="T7">call list_mix%append(</text:span><text:span text:style-name="T9">mychar</text:span><text:span text:style-name="T7">)</text:span></text:p>
            <text:p text:style-name="P2"><text:span text:style-name="T7"/></text:p>
            <text:p text:style-name="P2"><text:span text:style-name="T7">print *,"display mix list"</text:span></text:p>
            <text:p text:style-name="P2"><text:span text:style-name="T7">call list_mix%</text:span><text:span text:style-name="T8">display</text:span><text:span text:style-name="T7">()</text:span></text:p>
          </draw:text-box>
        </draw:frame>
        <anim:par presentation:node-type="timing-root">
          <anim:par smil:begin="id6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32" xml:id="id7" draw:id="id7">
        <office:forms form:automatic-focus="false" form:apply-design-mode="false"/>
        <draw:frame presentation:style-name="pr1" draw:text-style-name="P8" draw:layer="layout" svg:width="15.1cm" svg:height="20.359cm" svg:x="8.8cm" svg:y="0.6cm" presentation:class="subtitle" presentation:user-transformed="true">
          <draw:text-box>
            <text:p text:style-name="P2"><text:span text:style-name="T10">print *,"print mix list with cast"</text:span></text:p>
            <text:p text:style-name="P2"><text:span text:style-name="T10">call list_mix%</text:span><text:span text:style-name="T11">rewind</text:span><text:span text:style-name="T10">()</text:span></text:p>
            <text:p text:style-name="P2"><text:span text:style-name="T10"/></text:p>
            <text:p text:style-name="P2"><text:span text:style-name="T10">do while (list_mix%</text:span><text:span text:style-name="T11">element</text:span><text:span text:style-name="T10">())</text:span></text:p>
            <text:p text:style-name="P2"><text:span text:style-name="T10"><text:s text:c="2"/></text:span></text:p>
            <text:p text:style-name="P2"><text:span text:style-name="T10"><text:s text:c="2"/></text:span><text:span text:style-name="T10">val =&gt; list_mix%</text:span><text:span text:style-name="T11">current</text:span><text:span text:style-name="T10">()</text:span></text:p>
            <text:p text:style-name="P2"><text:span text:style-name="T10"><text:s text:c="2"/></text:span><text:span text:style-name="T10">select type (x =&gt; val)</text:span></text:p>
            <text:p text:style-name="P2"><text:span text:style-name="T10"><text:s text:c="2"/></text:span><text:span text:style-name="T10">type is (</text:span><text:span text:style-name="T11">integer</text:span><text:span text:style-name="T10">)</text:span></text:p>
            <text:p text:style-name="P2"><text:span text:style-name="T10"><text:s text:c="4"/></text:span><text:span text:style-name="T10">print *,x</text:span></text:p>
            <text:p text:style-name="P2"><text:span text:style-name="T10"><text:s text:c="2"/></text:span><text:span text:style-name="T10">type is (real)</text:span></text:p>
            <text:p text:style-name="P2"><text:span text:style-name="T10"><text:s text:c="4"/></text:span><text:span text:style-name="T10">print *,x</text:span></text:p>
            <text:p text:style-name="P2"><text:span text:style-name="T10"><text:s text:c="2"/></text:span><text:span text:style-name="T10">type is (</text:span><text:span text:style-name="T11">doubleprecision</text:span><text:span text:style-name="T10">)</text:span></text:p>
            <text:p text:style-name="P2"><text:span text:style-name="T10"><text:s text:c="4"/></text:span><text:span text:style-name="T10">print *,x</text:span></text:p>
            <text:p text:style-name="P2"><text:span text:style-name="T10"><text:s text:c="2"/></text:span><text:span text:style-name="T10">type is (</text:span><text:span text:style-name="T11">integer(kind=int_b)</text:span><text:span text:style-name="T10">)</text:span></text:p>
            <text:p text:style-name="P2"><text:span text:style-name="T10"><text:s text:c="4"/></text:span><text:span text:style-name="T10">print *,x</text:span></text:p>
            <text:p text:style-name="P2"><text:span text:style-name="T10"><text:s text:c="2"/></text:span><text:span text:style-name="T10">type is (</text:span><text:span text:style-name="T11">character(*)</text:span><text:span text:style-name="T10">)</text:span></text:p>
            <text:p text:style-name="P2"><text:span text:style-name="T10"><text:s text:c="4"/></text:span><text:span text:style-name="T10">print *,x</text:span></text:p>
            <text:p text:style-name="P2"><text:span text:style-name="T10"><text:s text:c="2"/></text:span><text:span text:style-name="T10">type is (</text:span><text:span text:style-name="T11">mytype</text:span><text:span text:style-name="T10">)</text:span></text:p>
            <text:p text:style-name="P2"><text:span text:style-name="T10"><text:s text:c="4"/></text:span><text:span text:style-name="T10">print *,x%i,x%r</text:span></text:p>
            <text:p text:style-name="P2"><text:span text:style-name="T10"><text:s text:c="2"/></text:span><text:span text:style-name="T10">type is (</text:span><text:span text:style-name="T11">charmylen</text:span><text:span text:style-name="T10">)</text:span></text:p>
            <text:p text:style-name="P2"><text:span text:style-name="T10"><text:s text:c="4"/></text:span><text:span text:style-name="T10">print *,x%char10</text:span></text:p>
            <text:p text:style-name="P2"><text:span text:style-name="T10"><text:s text:c="2"/></text:span><text:span text:style-name="T10">end select</text:span></text:p>
            <text:p text:style-name="P2"><text:span text:style-name="T10"><text:s text:c="2"/></text:span></text:p>
            <text:p text:style-name="P2"><text:span text:style-name="T10"><text:s text:c="2"/></text:span><text:span text:style-name="T10">call list_mix%</text:span><text:span text:style-name="T11">next</text:span><text:span text:style-name="T10">()</text:span></text:p>
            <text:p text:style-name="P2"><text:span text:style-name="T10"><text:s text:c="2"/></text:span></text:p>
            <text:p text:style-name="P2"><text:span text:style-name="T10">end do</text:span></text:p>
          </draw:text-box>
        </draw:frame>
        <draw:frame draw:style-name="gr5" draw:text-style-name="P7" draw:layer="layout" svg:width="22.5cm" svg:height="16.325cm" svg:x="4.5cm" svg:y="0.801cm">
          <draw:text-box>
            <text:p/>
          </draw:text-box>
        </draw:frame>
        <draw:frame draw:style-name="gr6" draw:text-style-name="P7" draw:layer="layout" svg:width="22.5cm" svg:height="16.325cm" svg:x="4.5cm" svg:y="0.801cm">
          <draw:text-box>
            <text:p/>
          </draw:text-box>
        </draw:frame>
        <anim:par presentation:node-type="timing-root">
          <anim:par smil:begin="id7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0" xml:id="id8" draw:id="id8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Objects</text:p>
          </draw:text-box>
        </draw:frame>
        <draw:frame presentation:style-name="pr4" draw:text-style-name="P5" draw:layer="layout" svg:width="22.5cm" svg:height="12.179cm" svg:x="4.5cm" svg:y="5.066cm" presentation:class="subtitle" presentation:user-transformed="true">
          <draw:text-box>
            <text:p text:style-name="P2"><text:span text:style-name="T12">dbacoord</text:span><text:span text:style-name="T7"> : fortran 2003 interface to geo_coord</text:span></text:p>
            <text:p text:style-name="P2"><text:span text:style-name="T13">coord=dbacoord((lon=10.d0,lat=45.d0)</text:span></text:p>
            <text:p text:style-name="P2"><text:span text:style-name="T7"/></text:p>
            <text:p text:style-name="P2"><text:span text:style-name="T14">dbaana</text:span><text:span text:style-name="T7"> : ana metadata</text:span></text:p>
            <text:p text:style-name="P2"><text:span text:style-name="T13">ana=dbaana(coord,ident="mia nave")</text:span></text:p>
            <text:p text:style-name="P2"><text:span text:style-name="T7"/></text:p>
            <text:p text:style-name="P2"><text:span text:style-name="T14">dbaanalist</text:span><text:span text:style-name="T7"> : double linked list of ana</text:span></text:p>
            <text:p text:style-name="P2"><text:span text:style-name="T7"/></text:p>
          </draw:text-box>
        </draw:frame>
        <draw:frame draw:style-name="gr7" draw:text-style-name="P6" draw:layer="layout" svg:width="22.5cm" svg:height="12.429cm" svg:x="4.5cm" svg:y="5.067cm">
          <draw:text-box>
            <text:p/>
          </draw:text-box>
        </draw:frame>
        <draw:frame draw:style-name="gr8" draw:text-style-name="P6" draw:layer="layout" svg:width="22.5cm" svg:height="12.429cm" svg:x="4.5cm" svg:y="5.067cm">
          <draw:text-box>
            <text:p/>
          </draw:text-box>
        </draw:frame>
        <anim:par presentation:node-type="timing-root">
          <anim:par smil:begin="id8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1T32" xml:id="id9" draw:id="id9">
        <office:forms form:automatic-focus="false" form:apply-design-mode="false"/>
        <draw:frame presentation:style-name="pr1" draw:text-style-name="P5" draw:layer="layout" svg:width="22.5cm" svg:height="16.075cm" svg:x="4.5cm" svg:y="2.325cm" presentation:class="subtitle" presentation:user-transformed="true">
          <draw:text-box>
            <text:p text:style-name="P2"><text:span text:style-name="T8">dbadatetime</text:span><text:span text:style-name="T7"> : datetime metadata</text:span></text:p>
            <text:p text:style-name="P2"><text:span text:style-name="T13">mydatetime=dbadatetime(datetime_new(2014,01,06,18,00))</text:span></text:p>
            <text:p text:style-name="P2"><text:span text:style-name="T7"/></text:p>
            <text:p text:style-name="P2"><text:span text:style-name="T8">dbalevel</text:span><text:span text:style-name="T7"> : level metadata</text:span></text:p>
            <text:p text:style-name="P2"><text:span text:style-name="T13">level=dbalevel(level1=105, l1=2000)</text:span></text:p>
            <text:p text:style-name="P2"><text:span text:style-name="T13"/></text:p>
            <text:p text:style-name="P2"><text:span text:style-name="T8">dbanetwork</text:span><text:span text:style-name="T7"> : network metadata </text:span></text:p>
            <text:p text:style-name="P2"><text:span text:style-name="T13">network=dbanetwork("generic")</text:span></text:p>
            <text:p text:style-name="P2"><text:span text:style-name="T7"/></text:p>
            <text:p text:style-name="P2"><text:span text:style-name="T8">dbatimerange</text:span><text:span text:style-name="T7"> : timerange metadata </text:span></text:p>
            <text:p text:style-name="P2"><text:span text:style-name="T13">timerange=dbatimerange(timerange=4, p1=3600,p2=7200)</text:span></text:p>
            <text:p text:style-name="P2"><text:span text:style-name="T7"/></text:p>
            <text:p text:style-name="P2"><text:span text:style-name="T8">dbametadata</text:span><text:span text:style-name="T7"> : summ of all metadata pieces </text:span></text:p>
            <text:p text:style-name="P2"><text:span text:style-name="T13">metadata=dbametadata(level=level,timerange=timerange,</text:span></text:p>
            <text:p text:style-name="P2"><text:span text:style-name="T13">ana=ana,network=network,datetime=datetime)</text:span></text:p>
            <text:p text:style-name="P2"><text:span text:style-name="T7"/></text:p>
          </draw:text-box>
        </draw:frame>
        <anim:par presentation:node-type="timing-root">
          <anim:par smil:begin="id9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1T32" xml:id="id10" draw:id="id10">
        <office:forms form:automatic-focus="false" form:apply-design-mode="false"/>
        <draw:frame presentation:style-name="pr1" draw:text-style-name="P5" draw:layer="layout" svg:width="22.5cm" svg:height="17.533cm" svg:x="4.5cm" svg:y="1.596cm" presentation:class="subtitle" presentation:user-transformed="true">
          <draw:text-box>
            <text:p text:style-name="P2"><text:span text:style-name="T8">dbametaanddatar</text:span><text:span text:style-name="T7"> : metadata and real data</text:span></text:p>
            <text:p text:style-name="P2"><text:span text:style-name="T13">metaanddatar%metadata=metadata</text:span></text:p>
            <text:p text:style-name="P2"><text:span text:style-name="T13">metaanddatar%dbadatar=datar</text:span></text:p>
            <text:p text:style-name="P2"><text:span text:style-name="T8">dbametaanddatarlist</text:span><text:span text:style-name="T7"> : metadata and real data double</text:span></text:p>
            <text:p text:style-name="P2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linked list </text:span></text:p>
            <text:p text:style-name="P2"><text:span text:style-name="T7"/></text:p>
            <text:p text:style-name="P2"><text:span text:style-name="T8">dbametaanddatai</text:span><text:span text:style-name="T7"> : metadata and integer data</text:span></text:p>
            <text:p text:style-name="P2"><text:span text:style-name="T8">dbametaanddatailist</text:span><text:span text:style-name="T7"> </text:span></text:p>
            <text:p text:style-name="P2"><text:span text:style-name="T7"/></text:p>
            <text:p text:style-name="P2"><text:span text:style-name="T8">dbametaanddatab</text:span><text:span text:style-name="T7"> : metadata and byte data</text:span></text:p>
            <text:p text:style-name="P2"><text:span text:style-name="T8">dbametaanddatablist</text:span></text:p>
            <text:p text:style-name="P2"><text:span text:style-name="T7"/></text:p>
            <text:p text:style-name="P2"><text:span text:style-name="T8">dbametaanddatac</text:span><text:span text:style-name="T7"> : metadata and character data </text:span></text:p>
            <text:p text:style-name="P2"><text:span text:style-name="T8">dbametaanddataclist</text:span></text:p>
            <text:p text:style-name="P2"><text:span text:style-name="T7"/></text:p>
            <text:p text:style-name="P2"><text:span text:style-name="T8">dbametaanddatad</text:span><text:span text:style-name="T7"> : metadata and doubleprecision data </text:span></text:p>
            <text:p text:style-name="P2"><text:span text:style-name="T8">dbametaanddatadlist</text:span></text:p>
            <text:p text:style-name="P2"><text:span text:style-name="T7"/></text:p>
          </draw:text-box>
        </draw:frame>
        <anim:par presentation:node-type="timing-root">
          <anim:par smil:begin="id10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1T32" xml:id="id11" draw:id="id11">
        <office:forms form:automatic-focus="false" form:apply-design-mode="false"/>
        <draw:frame presentation:style-name="pr1" draw:text-style-name="P5" draw:layer="layout" svg:width="22.5cm" svg:height="16.075cm" svg:x="4.5cm" svg:y="0.8cm" presentation:class="subtitle" presentation:user-transformed="true">
          <draw:text-box>
            <text:p text:style-name="P2"><text:span text:style-name="T8">dbadc</text:span><text:span text:style-name="T7"> : container for dbadata </text:span></text:p>
            <text:p text:style-name="P2"><text:span text:style-name="T7"><text:tab/></text:span><text:span text:style-name="T7"><text:tab/></text:span><text:span text:style-name="T7">(used for promiscuous vector of data)</text:span></text:p>
            <text:p text:style-name="P2"><text:span text:style-name="T13">allocate(dc%dat,source=dbadatai("B12102",26312))</text:span></text:p>
            <text:p text:style-name="P2"><text:span text:style-name="T13"/></text:p>
            <text:p text:style-name="P2"><text:span text:style-name="T13"/></text:p>
            <text:p text:style-name="P2"><text:span text:style-name="T8">dbadcv</text:span><text:span text:style-name="T7"> : vector of container of dbadata</text:span></text:p>
            <text:p text:style-name="P2"><text:span text:style-name="T13">allocate (dcv%dcv(2))</text:span></text:p>
            <text:p text:style-name="P2"><text:span text:style-name="T15">allocate (dcv%dcv(1)%dat,source=dbadatai("B12102",26312))</text:span></text:p>
            <text:p text:style-name="P2"><text:span text:style-name="T15">allocate (dcv%dcv(2)%dat,source=dbadatar("B12101",273.15))</text:span></text:p>
            <text:p text:style-name="P2"><text:span text:style-name="T15"/></text:p>
            <text:p text:style-name="P2"><text:span text:style-name="T13"/></text:p>
            <text:p text:style-name="P2"><text:span text:style-name="T8">dbametaanddatav</text:span><text:span text:style-name="T7"> : one metadata plus vector of container </text:span></text:p>
            <text:p text:style-name="P2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of dbadata </text:span></text:p>
            <text:p text:style-name="P2"><text:span text:style-name="T13">metaanddatav%metadata=metadata</text:span></text:p>
            <text:p text:style-name="P2"><text:span text:style-name="T13">metaanddatav%datav=dcv</text:span></text:p>
            <text:p text:style-name="P2"><text:span text:style-name="T13"/></text:p>
          </draw:text-box>
        </draw:frame>
        <anim:par presentation:node-type="timing-root">
          <anim:par smil:begin="id11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1T32" xml:id="id12" draw:id="id12">
        <office:forms form:automatic-focus="false" form:apply-design-mode="false"/>
        <draw:frame presentation:style-name="pr1" draw:text-style-name="P5" draw:layer="layout" svg:width="22.5cm" svg:height="16.075cm" svg:x="4.5cm" svg:y="2.184cm" presentation:class="subtitle" presentation:user-transformed="true">
          <draw:text-box>
            <text:p text:style-name="P2"><text:span text:style-name="T8">dbadataattrv</text:span><text:span text:style-name="T7"> : vector of dbadataattr (more data plus attributes) </text:span></text:p>
            <text:p text:style-name="P2"><text:span text:style-name="T13">allocate(dataattrv%dataattr(2))</text:span></text:p>
            <text:p text:style-name="P2"><text:span text:style-name="T13">dataattrv%dataattr(1)%dbadc=dc</text:span></text:p>
            <text:p text:style-name="P2"><text:span text:style-name="T13">dataattrv%dataattr(1)%attrv=dcv</text:span></text:p>
            <text:p text:style-name="P2"><text:span text:style-name="T7"/></text:p>
            <text:p text:style-name="P2"><text:span text:style-name="T8">dbametaanddata</text:span><text:span text:style-name="T7"> : one metadata plus vector of</text:span></text:p>
            <text:p text:style-name="P2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16">container of dbadata <text:s/>plus attributes</text:span></text:p>
            <text:p text:style-name="P2"><text:span text:style-name="T13">metaandata%metadata=metadata</text:span></text:p>
            <text:p text:style-name="P2"><text:span text:style-name="T13">metaandata%dataattrv=dataattrv</text:span></text:p>
            <text:p text:style-name="P2"><text:span text:style-name="T13"/></text:p>
            <text:p text:style-name="P2"><text:span text:style-name="T8">dbametaanddatalist</text:span><text:span text:style-name="T7"> : double linked list of dbametaanddata</text:span></text:p>
            <text:p text:style-name="P2"><text:span text:style-name="T7"/></text:p>
          </draw:text-box>
        </draw:frame>
        <anim:par presentation:node-type="timing-root">
          <anim:par smil:begin="id12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1T32" xml:id="id13" draw:id="id13">
        <office:forms form:automatic-focus="false" form:apply-design-mode="false"/>
        <draw:frame presentation:style-name="pr1" draw:text-style-name="P5" draw:layer="layout" svg:width="22.5cm" svg:height="16.075cm" svg:x="4.5cm" svg:y="0.8cm" presentation:class="subtitle">
          <draw:text-box>
            <text:p text:style-name="P2"><text:span text:style-name="T8">dbafilter</text:span><text:span text:style-name="T7"> : filter to apply before ingest/extrude data</text:span></text:p>
            <text:p text:style-name="P2"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8">dbaconnection</text:span><text:span text:style-name="T7"> : manage connection handle to a DSN</text:span></text:p>
            <text:p text:style-name="P2"><text:span text:style-name="T7"/></text:p>
            <text:p text:style-name="P2"><text:span text:style-name="T7"/></text:p>
            <text:p text:style-name="P2"><text:span text:style-name="T8">dbasession</text:span><text:span text:style-name="T7"> : manage session handle</text:span></text:p>
            <text:p text:style-name="P2"><text:span text:style-name="T7"/></text:p>
          </draw:text-box>
        </draw:frame>
        <anim:par presentation:node-type="timing-root">
          <anim:par smil:begin="id13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1T32" xml:id="id14" draw:id="id14">
        <office:forms form:automatic-focus="false" form:apply-design-mode="false"/>
        <draw:frame presentation:style-name="pr1" draw:text-style-name="P2" draw:layer="layout" svg:width="22.5cm" svg:height="16.075cm" svg:x="4.5cm" svg:y="0.8cm" presentation:class="subtitle" presentation:user-transformed="true">
          <draw:text-box>
            <text:p text:style-name="P1">The main usefull structure:</text:p>
            <text:p text:style-name="P1"/>
            <text:p text:style-name="P2"><text:span text:style-name="T17"/></text:p>
            <text:p text:style-name="P2"><text:span text:style-name="T18"><text:tab/></text:span><text:span text:style-name="T18"> <text:s text:c="20"/></text:span><text:span text:style-name="T18"><text:tab/></text:span><text:span text:style-name="T18"><text:tab/></text:span><text:span text:style-name="T18"><text:tab/></text:span><text:span text:style-name="T18"> <text:s text:c="2"/></text:span><text:span text:style-name="T19">%timerange</text:span></text:p>
            <text:p text:style-name="P2"><text:span text:style-name="T19"><text:s text:c="4"/></text:span><text:span text:style-name="T19"><text:tab/></text:span><text:span text:style-name="T19"><text:tab/></text:span><text:span text:style-name="T19"><text:tab/></text:span><text:span text:style-name="T19"> <text:s text:c="16"/></text:span><text:span text:style-name="T19"><text:tab/></text:span><text:span text:style-name="T19"> <text:s text:c="2"/></text:span><text:span text:style-name="T19">%level</text:span></text:p>
            <text:p text:style-name="P2"><text:span text:style-name="T19"><text:s text:c="13"/></text:span><text:span text:style-name="T19"><text:tab/></text:span><text:span text:style-name="T19"><text:tab/></text:span><text:span text:style-name="T19"><text:tab/></text:span><text:span text:style-name="T19"> <text:s text:c="7"/></text:span><text:span text:style-name="T19"><text:tab/></text:span><text:span text:style-name="T19"> <text:s text:c="2"/></text:span><text:span text:style-name="T19">%datetime</text:span></text:p>
            <text:p text:style-name="P2"><text:span text:style-name="T20"><text:s text:c="21"/></text:span><text:span text:style-name="T20"><text:tab/></text:span><text:span text:style-name="T20"><text:tab/></text:span><text:span text:style-name="T20"><text:tab/></text:span><text:span text:style-name="T20"><text:tab/></text:span><text:span text:style-name="T20"> <text:s text:c="2"/></text:span><text:span text:style-name="T20">%network</text:span></text:p>
            <text:p text:style-name="P2"><text:span text:style-name="T20"><text:s/></text:span><text:span text:style-name="T20"><text:tab/></text:span><text:span text:style-name="T20"><text:tab/></text:span><text:span text:style-name="T20"><text:tab/></text:span><text:span text:style-name="T20"><text:tab/></text:span><text:span text:style-name="T20">%metadata%ana</text:span></text:p>
            <text:p text:style-name="P2"><text:span text:style-name="T21">Metaanddata</text:span></text:p>
            <text:p text:style-name="P2"><text:span text:style-name="T18"><text:s text:c="12"/></text:span><text:span text:style-name="T18"><text:tab/></text:span><text:span text:style-name="T18"><text:tab/></text:span><text:span text:style-name="T18"> </text:span><text:span text:style-name="T18">%</text:span><text:span text:style-name="T22">dataattrv%dataattr(*)%dat</text:span></text:p>
            <text:p text:style-name="P2"><text:span text:style-name="T22"><text:s text:c="22"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 <text:s/></text:span><text:span text:style-name="T23">%attrv%dcv(*)%dat</text:span></text:p>
          </draw:text-box>
        </draw:frame>
        <draw:frame draw:style-name="gr9" draw:text-style-name="P6" draw:layer="layout" svg:width="22.5cm" svg:height="16.325cm" svg:x="4.5cm" svg:y="0.801cm">
          <draw:text-box>
            <text:p/>
          </draw:text-box>
        </draw:frame>
        <anim:par presentation:node-type="timing-root">
          <anim:par smil:begin="id14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1T32" xml:id="id15" draw:id="id15">
        <office:forms form:automatic-focus="false" form:apply-design-mode="false"/>
        <draw:frame presentation:style-name="pr6" draw:layer="layout" svg:width="23.5cm" svg:height="16.839cm" svg:x="4.4cm" svg:y="1.961cm" presentation:class="subtitle" presentation:user-transformed="true">
          <draw:text-box>
            <text:p><text:span text:style-name="T24">Costruisco un oggetto (un intero data base)</text:span></text:p>
            <text:p text:style-name="P2"><text:span text:style-name="T13"/></text:p>
            <text:p text:style-name="P2"><text:span text:style-name="T13">allocate(metaanddatav(</text:span><text:span text:style-name="T25">2</text:span><text:span text:style-name="T13">)) <text:s/></text:span><text:span text:style-name="T3">! metadata for data and for constant data</text:span></text:p>
            <text:p text:style-name="P2"><text:span text:style-name="T13"/></text:p>
            <text:p text:style-name="P2"><text:span text:style-name="T25">metaanddatav</text:span><text:span text:style-name="T13">(1)%</text:span><text:span text:style-name="T25">metadata</text:span><text:span text:style-name="T13">=</text:span><text:span text:style-name="T25">dbametadata</text:span><text:span text:style-name="T13">( &amp;</text:span></text:p>
            <text:p text:style-name="P2"><text:span text:style-name="T13"><text:s text:c="2"/></text:span><text:span text:style-name="T13">level=</text:span><text:span text:style-name="T25">dbalevel</text:span><text:span text:style-name="T13">(level1=103, l1=2000) &amp;</text:span></text:p>
            <text:p text:style-name="P2"><text:span text:style-name="T13"><text:s/></text:span><text:span text:style-name="T13">,timerange=</text:span><text:span text:style-name="T25">dbatimerange</text:span><text:span text:style-name="T13">(timerange=4, p1=3600,p2=7200) &amp;</text:span></text:p>
            <text:p text:style-name="P2"><text:span text:style-name="T13"><text:s/></text:span><text:span text:style-name="T13">,ana=</text:span><text:span text:style-name="T25">dbaana</text:span><text:span text:style-name="T13">(lon=10.d0,lat=45.d0) &amp;</text:span></text:p>
            <text:p text:style-name="P2"><text:span text:style-name="T13"><text:s/></text:span><text:span text:style-name="T13">,network=</text:span><text:span text:style-name="T25">dbanetwork</text:span><text:span text:style-name="T13">("generic") &amp;</text:span></text:p>
            <text:p text:style-name="P2"><text:span text:style-name="T13"><text:s/></text:span><text:span text:style-name="T13">,datetime=</text:span><text:span text:style-name="T25">dbadatetime</text:span><text:span text:style-name="T13">(datetime_new(2014,01,06,18,00)))</text:span></text:p>
            <text:p text:style-name="P2"><text:span text:style-name="T13"/></text:p>
            <text:p text:style-name="P2"><text:span text:style-name="T13">! create <text:s/>an etherogeneous ensamble of data</text:span></text:p>
            <text:p text:style-name="P2"><text:span text:style-name="T13">allocate (metaanddatav(1)%dataattrv%dataattr(</text:span><text:span text:style-name="T25">2</text:span><text:span text:style-name="T13">))</text:span></text:p>
            <text:p text:style-name="P2"><text:span text:style-name="T13"/></text:p>
            <text:p text:style-name="P2"><text:span text:style-name="T13">! first data</text:span></text:p>
            <text:p text:style-name="P2"><text:span text:style-name="T13">allocate (metaanddatav(</text:span><text:span text:style-name="T25">1</text:span><text:span text:style-name="T13">)%dataattrv%dataattr(</text:span><text:span text:style-name="T25">1</text:span><text:span text:style-name="T13">)%dat,</text:span></text:p>
            <text:p text:style-name="P2"><text:span text:style-name="T13"><text:s text:c="15"/></text:span><text:span text:style-name="T13">source=</text:span><text:span text:style-name="T25">dbadatai</text:span><text:span text:style-name="T13">("B13003",85))</text:span></text:p>
          </draw:text-box>
        </draw:frame>
        <anim:par presentation:node-type="timing-root">
          <anim:par smil:begin="id15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1T32" xml:id="id16" draw:id="id16">
        <office:forms form:automatic-focus="false" form:apply-design-mode="false"/>
        <draw:frame presentation:style-name="pr6" draw:text-style-name="P9" draw:layer="layout" svg:width="22.5cm" svg:height="16.444cm" svg:x="4.5cm" svg:y="0.8cm" presentation:class="subtitle">
          <draw:text-box>
            <text:p text:style-name="P9"><text:span text:style-name="T13">! </text:span><text:span text:style-name="T25">second data</text:span></text:p>
            <text:p text:style-name="P9"><text:span text:style-name="T13">allocate (metaanddatav(1)%dataattrv%dataattr(2)%dat,</text:span></text:p>
            <text:p text:style-name="P9"><text:span text:style-name="T13"><text:s text:c="15"/></text:span><text:span text:style-name="T13">source=dbadatai("B12101",27315))</text:span></text:p>
            <text:p text:style-name="P9"><text:span text:style-name="T13"/></text:p>
            <text:p text:style-name="P9"><text:span text:style-name="T13">! create an etherogeneous ensamble of attr</text:span></text:p>
            <text:p text:style-name="P9"><text:span text:style-name="T13">deallocate(attrv%dcv)</text:span></text:p>
            <text:p text:style-name="P9"><text:span text:style-name="T13">allocate (attrv%dcv(2))</text:span></text:p>
            <text:p text:style-name="P9"><text:span text:style-name="T13">allocate (attrv%dcv(1)%dat,source=dbadatar("*B33192",30.))</text:span></text:p>
            <text:p text:style-name="P9"><text:span text:style-name="T13">allocate (attrv%dcv(2)%dat,source=dbadatai("*B33193",50))</text:span></text:p>
            <text:p text:style-name="P9"><text:span text:style-name="T13"/></text:p>
            <text:p text:style-name="P9"><text:span text:style-name="T13">!assemble data and attribute</text:span></text:p>
            <text:p text:style-name="P9"><text:span text:style-name="T13">metaanddatav(1)%dataattrv%dataattr(2)%attrv=attrv</text:span></text:p>
            <text:p text:style-name="P9"><text:span text:style-name="T13"/></text:p>
          </draw:text-box>
        </draw:frame>
        <anim:par presentation:node-type="timing-root">
          <anim:par smil:begin="id16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1T32" xml:id="id17" draw:id="id17">
        <office:forms form:automatic-focus="false" form:apply-design-mode="false"/>
        <draw:frame presentation:style-name="pr6" draw:text-style-name="P9" draw:layer="layout" svg:width="22.5cm" svg:height="18.507cm" svg:x="4.9cm" svg:y="1.125cm" presentation:class="subtitle" presentation:user-transformed="true">
          <draw:text-box>
            <text:p text:style-name="P9"><text:span text:style-name="T13">! </text:span><text:span text:style-name="T25">station costant data</text:span></text:p>
            <text:p text:style-name="P9"><text:span text:style-name="T13">! </text:span><text:span text:style-name="T3">copy the same metadata setting that here we have constant in time data</text:span></text:p>
            <text:p text:style-name="P9"><text:span text:style-name="T13">metaanddatav(2)%metadata= &amp;</text:span></text:p>
            <text:p text:style-name="P9"><text:span text:style-name="T13"><text:s text:c="26"/></text:span><text:span text:style-name="T13">metaanddatav(1)%metadata%</text:span><text:span text:style-name="T25">dbacontextana</text:span><text:span text:style-name="T13">()</text:span></text:p>
            <text:p text:style-name="P9"><text:span text:style-name="T13"/></text:p>
            <text:p text:style-name="P9"><text:span text:style-name="T13">! create <text:s/>an etherogeneous ensamble of data</text:span></text:p>
            <text:p text:style-name="P9"><text:span text:style-name="T13">allocate (metaanddatav(2)%dataattrv%dataattr(</text:span><text:span text:style-name="T25">2</text:span><text:span text:style-name="T13">))</text:span></text:p>
            <text:p text:style-name="P9"><text:span text:style-name="T13"/></text:p>
            <text:p text:style-name="P9"><text:span text:style-name="T13">allocate (metaanddatav(2)%dataattrv%dataattr(1)%dat,</text:span></text:p>
            <text:p text:style-name="P9"><text:span text:style-name="T13"><text:s text:c="15"/></text:span><text:span text:style-name="T13">source=</text:span><text:span text:style-name="T25">dbadatai</text:span><text:span text:style-name="T13">("B07030",223))</text:span></text:p>
            <text:p text:style-name="P9"><text:span text:style-name="T13"/></text:p>
            <text:p text:style-name="P9"><text:span text:style-name="T13">allocate (metaanddatav(2)%dataattrv%dataattr(1)%attrv</text:span></text:p>
            <text:p text:style-name="P9"><text:span text:style-name="T13"><text:s text:c="15"/></text:span><text:span text:style-name="T13">%dcv(</text:span><text:span text:style-name="T25">0</text:span><text:span text:style-name="T13">)) <text:s text:c="9"/>! we do not want attributes</text:span></text:p>
            <text:p text:style-name="P9"><text:span text:style-name="T13"/></text:p>
            <text:p text:style-name="P9"><text:span text:style-name="T13">allocate (metaanddatav(2)%dataattrv%dataattr(2)%dat,</text:span></text:p>
            <text:p text:style-name="P9"><text:span text:style-name="T13"><text:s text:c="15"/></text:span><text:span text:style-name="T13">source=</text:span><text:span text:style-name="T25">dbadatac</text:span><text:span text:style-name="T13">("B01019","My beautifull station"))</text:span></text:p>
            <text:p text:style-name="P9"><text:span text:style-name="T13"/></text:p>
            <text:p text:style-name="P9"><text:span text:style-name="T13">allocate (metaanddatav(2)%dataattrv%dataattr(2)%attrv</text:span></text:p>
            <text:p text:style-name="P9"><text:span text:style-name="T13"><text:s text:c="15"/></text:span><text:span text:style-name="T13">%dcv(</text:span><text:span text:style-name="T25">0</text:span><text:span text:style-name="T13">)) <text:s text:c="9"/>! we do not want attributes</text:span></text:p>
          </draw:text-box>
        </draw:frame>
        <anim:par presentation:node-type="timing-root">
          <anim:par smil:begin="id17.begin">
            <anim:transitionFilter smil:dur="1s" smil:type="blindsWipe" smil:subtype="horizontal"/>
          </anim:par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1T32" xml:id="id18" draw:id="id18">
        <office:forms form:automatic-focus="false" form:apply-design-mode="false"/>
        <draw:frame presentation:style-name="pr1" draw:text-style-name="P10" draw:layer="layout" svg:width="22.5cm" svg:height="18.952cm" svg:x="5cm" svg:y="1.209cm" presentation:class="subtitle" presentation:user-transformed="true">
          <draw:text-box>
            <text:p><text:span text:style-name="T2">Copio usando le API e memdb:</text:span></text:p>
            <text:p><text:span text:style-name="T2"/></text:p>
            <text:p text:style-name="P2"><text:span text:style-name="T10">type(dbaconnection) :: </text:span><text:span text:style-name="T11">connection</text:span></text:p>
            <text:p text:style-name="P2"><text:span text:style-name="T10">type(dbasession) :: </text:span><text:span text:style-name="T11">session</text:span></text:p>
            <text:p text:style-name="P2"><text:span text:style-name="T10"/></text:p>
            <text:p text:style-name="P2"><text:span text:style-name="T10">! connect to dsn type DBA</text:span></text:p>
            <text:p text:style-name="P2"><text:span text:style-name="T10">connection=</text:span><text:span text:style-name="T11">dbaconnection</text:span><text:span text:style-name="T10">(dsn="mem:")</text:span></text:p>
            <text:p text:style-name="P2"><text:span text:style-name="T10">session=</text:span><text:span text:style-name="T11">dbasession</text:span><text:span text:style-name="T10">(connection,wipe=.true.,anaflag="write", dataflag="write", attrflag="write")</text:span></text:p>
            <text:p text:style-name="P2"><text:span text:style-name="T10">call session%</text:span><text:span text:style-name="T11">messages_open_input</text:span><text:span text:style-name="T10">(filename="in.bufr",</text:span></text:p>
            <text:p text:style-name="P2"><text:span text:style-name="T10">mode="r",format="BUFR",simplified=.true.)</text:span></text:p>
            <text:p text:style-name="P2"><text:span text:style-name="T10">call session%</text:span><text:span text:style-name="T11">messages_open_output</text:span><text:span text:style-name="T10">(filename="out.bufr")</text:span></text:p>
            <text:p text:style-name="P2"><text:span text:style-name="T10"/></text:p>
            <text:p text:style-name="P2"><text:span text:style-name="T10">do while (session%messages_read_next())</text:span></text:p>
            <text:p text:style-name="P2"><text:span text:style-name="T10"><text:s text:c="3"/></text:span><text:span text:style-name="T10">! <text:s text:c="47"/></text:span><text:span text:style-name="T26">Qui posso fare cose</text:span></text:p>
            <text:p text:style-name="P2"><text:span text:style-name="T10"><text:s text:c="2"/></text:span><text:span text:style-name="T10">call session%</text:span><text:span text:style-name="T11">messages_write_next</text:span><text:span text:style-name="T10">() </text:span></text:p>
            <text:p text:style-name="P2"><text:span text:style-name="T10"><text:s text:c="2"/></text:span><text:span text:style-name="T10">call session%</text:span><text:span text:style-name="T11">remove_all</text:span><text:span text:style-name="T10">()</text:span></text:p>
            <text:p text:style-name="P2"><text:span text:style-name="T10">end do</text:span></text:p>
            <text:p text:style-name="P2"><text:span text:style-name="T10"/></text:p>
            <text:p text:style-name="P2"><text:span text:style-name="T10">!close everythings</text:span></text:p>
            <text:p text:style-name="P2"><text:span text:style-name="T10">call session%</text:span><text:span text:style-name="T11">delete</text:span><text:span text:style-name="T10">()</text:span></text:p>
            <text:p text:style-name="P2"><text:span text:style-name="T10">call connection%</text:span><text:span text:style-name="T11">delete</text:span><text:span text:style-name="T10">()</text:span></text:p>
            <text:p text:style-name="P2"><text:span text:style-name="T10"/></text:p>
          </draw:text-box>
        </draw:frame>
        <anim:par presentation:node-type="timing-root">
          <anim:par smil:begin="id18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1T32" xml:id="id19" draw:id="id19">
        <office:forms form:automatic-focus="false" form:apply-design-mode="false"/>
        <draw:frame presentation:style-name="pr1" draw:layer="layout" svg:width="22.5cm" svg:height="17.064cm" svg:x="4.8cm" svg:y="2.035cm" presentation:class="subtitle" presentation:user-transformed="true">
          <draw:text-box>
            <text:p><text:span text:style-name="T27">Scriviamo latitudine e longitudine tra vecchio e nuovo</text:span></text:p>
            <text:p text:style-name="P2"><text:span text:style-name="T28"/></text:p>
            <text:p text:style-name="P2"><text:span text:style-name="T10">sessionana=</text:span><text:span text:style-name="T11">dbasession</text:span><text:span text:style-name="T10">(filename="example_dballe_ana.bufr",wipe=.true.,write=.true.,</text:span><text:span text:style-name="T11">memdb=.false.</text:span><text:span text:style-name="T10">)</text:span></text:p>
            <text:p text:style-name="P2"><text:span text:style-name="T10"/></text:p>
            <text:p text:style-name="P2"><text:span text:style-name="T10">call anal%</text:span><text:span text:style-name="T11">append</text:span><text:span text:style-name="T10">(dbaana(lon=11.d0,lat=45.d0))</text:span></text:p>
            <text:p text:style-name="P2"><text:span text:style-name="T10">call anal%</text:span><text:span text:style-name="T11">append</text:span><text:span text:style-name="T10">(dbaana(lon=12.d0,lat=45.d0))</text:span></text:p>
            <text:p text:style-name="P2"><text:span text:style-name="T10">call anal%</text:span><text:span text:style-name="T11">append</text:span><text:span text:style-name="T10">(dbaana(lon=13.d0,lat=45.d0))</text:span></text:p>
            <text:p text:style-name="P2"><text:span text:style-name="T10"/></text:p>
            <text:p text:style-name="P2"><text:span text:style-name="T10">call anal%</text:span><text:span text:style-name="T11">display</text:span><text:span text:style-name="T10">()</text:span></text:p>
            <text:p text:style-name="P2"><text:span text:style-name="T10"/></text:p>
            <text:p text:style-name="P2"><text:span text:style-name="T10">call anal%</text:span><text:span text:style-name="T11">rewind</text:span><text:span text:style-name="T10">()</text:span></text:p>
            <text:p text:style-name="P2"><text:span text:style-name="T10">do while (anal%</text:span><text:span text:style-name="T11">element</text:span><text:span text:style-name="T10">())</text:span></text:p>
            <text:p text:style-name="P2"><text:span text:style-name="T10"><text:s text:c="2"/></text:span><text:span text:style-name="T10">ana=anal%</text:span><text:span text:style-name="T11">current</text:span><text:span text:style-name="T10">()</text:span></text:p>
            <text:p text:style-name="P2"><text:span text:style-name="T10"><text:s text:c="2"/></text:span><text:span text:style-name="T10">call ana%</text:span><text:span text:style-name="T11">extrude</text:span><text:span text:style-name="T10">(sessionana)</text:span></text:p>
            <text:p text:style-name="P2"><text:span text:style-name="T10"><text:s text:c="2"/></text:span><text:span text:style-name="T10">call anal%</text:span><text:span text:style-name="T11">next</text:span><text:span text:style-name="T10">()</text:span></text:p>
            <text:p text:style-name="P2"><text:span text:style-name="T10">end do</text:span></text:p>
            <text:p text:style-name="P2"><text:span text:style-name="T10"/></text:p>
            <text:p text:style-name="P2"><text:span text:style-name="T10">status=anal%</text:span><text:span text:style-name="T11">delete</text:span><text:span text:style-name="T10">()</text:span></text:p>
            <text:p text:style-name="P2"><text:span text:style-name="T10">call sessionana%</text:span><text:span text:style-name="T11">delete</text:span><text:span text:style-name="T10">()</text:span></text:p>
            <text:p text:style-name="P2"><text:span text:style-name="T10"/></text:p>
          </draw:text-box>
        </draw:frame>
        <anim:par presentation:node-type="timing-root">
          <anim:par smil:begin="id19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1T32" xml:id="id20" draw:id="id20">
        <office:forms form:automatic-focus="false" form:apply-design-mode="false"/>
        <draw:frame presentation:style-name="pr1" draw:text-style-name="P8" draw:layer="layout" svg:width="22.5cm" svg:height="17.386cm" svg:x="5cm" svg:y="1.6cm" presentation:class="subtitle" presentation:user-transformed="true">
          <draw:text-box>
            <text:p text:style-name="P1"><text:span text:style-name="T5">Qualche cosa di più interessante ...</text:span></text:p>
            <text:p text:style-name="P1"><text:span text:style-name="T5"/></text:p>
            <text:p text:style-name="P2"><text:span text:style-name="T10">type(dbasession) <text:s text:c="3"/>:: sessioncp</text:span></text:p>
            <text:p text:style-name="P2"><text:span text:style-name="T10">type(dbaconnection) :: connectioncp</text:span></text:p>
            <text:p text:style-name="P2"><text:span text:style-name="T10">type(dbametaanddatac):: metaanddatac</text:span></text:p>
            <text:p text:style-name="P2"><text:span text:style-name="T10"/></text:p>
            <text:p text:style-name="P2"><text:span text:style-name="T10">! connect to dsn</text:span></text:p>
            <text:p text:style-name="P2"><text:span text:style-name="T10">connectioncp=dbaconnection(dsn="sqlite:/tmp/dballecopy2.sqlite")</text:span></text:p>
            <text:p text:style-name="P2"><text:span text:style-name="T10">sessioncp=dbasession(connectioncp,wipe=.true.,anaflag="write", dataflag="write", attrflag="write")</text:span></text:p>
            <text:p text:style-name="P2"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10">........</text:span></text:p>
            <text:p text:style-name="P2"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10">!close everythings</text:span></text:p>
            <text:p text:style-name="P2"><text:span text:style-name="T10">call sessioncp%delete()</text:span></text:p>
            <text:p text:style-name="P2"><text:span text:style-name="T10">call connectioncp%delete()</text:span></text:p>
          </draw:text-box>
        </draw:frame>
        <anim:par presentation:node-type="timing-root">
          <anim:par smil:begin="id20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1T32" xml:id="id21" draw:id="id21">
        <office:forms form:automatic-focus="false" form:apply-design-mode="false"/>
        <draw:frame presentation:style-name="pr1" draw:layer="layout" svg:width="22.5cm" svg:height="16.075cm" svg:x="4.5cm" svg:y="0.8cm" presentation:class="subtitle">
          <draw:text-box>
            <text:p text:style-name="P2"><text:span text:style-name="T10">! data</text:span></text:p>
            <text:p text:style-name="P2"><text:span text:style-name="T10">call session%set(filter=dbafilter())</text:span></text:p>
            <text:p text:style-name="P2"><text:span text:style-name="T10">call session%ingest_metaanddatac()</text:span></text:p>
            <text:p text:style-name="P2"><text:span text:style-name="T10">do while (c_e(session%count) .and. session%count &gt; 0)</text:span></text:p>
            <text:p text:style-name="P2"><text:span text:style-name="T10"><text:s text:c="2"/></text:span><text:span text:style-name="T10">call session%ingest_metaanddatac(metaanddatac)</text:span></text:p>
            <text:p text:style-name="P2"><text:span text:style-name="T10"><text:s text:c="2"/></text:span><text:span text:style-name="T10">call metaanddatac%extrude(sessioncp)</text:span></text:p>
            <text:p text:style-name="P2"><text:span text:style-name="T10">end do</text:span></text:p>
            <text:p text:style-name="P2"><text:span text:style-name="T10"/></text:p>
            <text:p text:style-name="P2"><text:span text:style-name="T10">! constant data</text:span></text:p>
            <text:p text:style-name="P2"><text:span text:style-name="T10">call session%set(filter=dbafilter(contextana=.true.))</text:span></text:p>
            <text:p text:style-name="P2"><text:span text:style-name="T10">call session%ingest_metaanddatac()</text:span></text:p>
            <text:p text:style-name="P2"><text:span text:style-name="T10">do while (c_e(session%count) .and. session%count &gt; 0)</text:span></text:p>
            <text:p text:style-name="P2"><text:span text:style-name="T10"><text:s text:c="2"/></text:span><text:span text:style-name="T10">call session%ingest_metaanddatac(metaanddatac)</text:span></text:p>
            <text:p text:style-name="P2"><text:span text:style-name="T10"><text:s text:c="2"/></text:span><text:span text:style-name="T10">call metaanddatac%extrude(sessioncp)</text:span></text:p>
            <text:p text:style-name="P2"><text:span text:style-name="T10">end do</text:span></text:p>
          </draw:text-box>
        </draw:frame>
        <anim:par presentation:node-type="timing-root">
          <anim:par smil:begin="id21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1T32" xml:id="id22" draw:id="id22">
        <office:forms form:automatic-focus="false" form:apply-design-mode="false"/>
        <draw:frame presentation:style-name="pr1" draw:text-style-name="P8" draw:layer="layout" svg:width="22.5cm" svg:height="16.915cm" svg:x="4.5cm" svg:y="0.378cm" presentation:class="subtitle" presentation:user-transformed="true">
          <draw:text-box>
            <text:p text:style-name="P1"><text:span text:style-name="T5">Importo in dbmem un (file) BUFR</text:span></text:p>
            <text:p text:style-name="P2"><text:span text:style-name="T10"/></text:p>
            <text:p text:style-name="P2"><text:span text:style-name="T10">type(</text:span><text:span text:style-name="T11">dbametaanddata</text:span><text:span text:style-name="T10">),allocatable :: metaanddatav(:)</text:span></text:p>
            <text:p text:style-name="P2"><text:span text:style-name="T10">type(</text:span><text:span text:style-name="T11">dbametaanddatalist</text:span><text:span text:style-name="T10">) :: metaanddatal</text:span></text:p>
            <text:p text:style-name="P2"><text:span text:style-name="T10">type(</text:span><text:span text:style-name="T11">dbafilter</text:span><text:span text:style-name="T10">) <text:s text:c="3"/>:: filter</text:span></text:p>
            <text:p text:style-name="P2"><text:span text:style-name="T10">type(</text:span><text:span text:style-name="T11">vol7d</text:span><text:span text:style-name="T10">) :: vol7</text:span></text:p>
            <text:p text:style-name="P2"><text:span text:style-name="T10">type(</text:span><text:span text:style-name="T11">dbasession</text:span><text:span text:style-name="T10">) :: session</text:span></text:p>
            <text:p text:style-name="P2"><text:span text:style-name="T10">type(</text:span><text:span text:style-name="T11">dbaconnection</text:span><text:span text:style-name="T10">) :: connection</text:span></text:p>
            <text:p text:style-name="P2"><text:span text:style-name="T10"/></text:p>
            <text:p text:style-name="P2"><text:span text:style-name="T10"><text:s text:c="32"/></text:span><text:span text:style-name="T10">! import in mem</text:span></text:p>
            <text:p text:style-name="P2"><text:span text:style-name="T10">connection=</text:span><text:span text:style-name="T11">dbaconnection</text:span><text:span text:style-name="T10">(dsn="mem:")</text:span></text:p>
            <text:p text:style-name="P2"><text:span text:style-name="T10">sesion=</text:span><text:span text:style-name="T11">dbasession</text:span><text:span text:style-name="T10">(connection, anaflag="write", dataflag="write",</text:span></text:p>
            <text:p text:style-name="P2"><text:span text:style-name="T10"><text:s/></text:span><text:span text:style-name="T10">attrflag="write",wipe=.true.,write=.true.,repinfo=repinfo,template=template)</text:span></text:p>
            <text:p text:style-name="P2"><text:span text:style-name="T10"><text:s/></text:span></text:p>
            <text:p text:style-name="P2"><text:span text:style-name="T10">call session%</text:span><text:span text:style-name="T11">messages_open_input</text:span><text:span text:style-name="T10">(filename)</text:span></text:p>
            <text:p text:style-name="P2"><text:span text:style-name="T10"><text:s/></text:span><text:span text:style-name="T10">read_next = session%</text:span><text:span text:style-name="T11">messages_read_next</text:span><text:span text:style-name="T10">()</text:span></text:p>
            <text:p text:style-name="P2"><text:span text:style-name="T10"><text:s/></text:span><text:span text:style-name="T10">do while (read_next) </text:span></text:p>
            <text:p text:style-name="P2"><text:span text:style-name="T10"><text:s text:c="6"/></text:span><text:span text:style-name="T10">read_next = session%</text:span><text:span text:style-name="T11">messages_read_next</text:span><text:span text:style-name="T10">()</text:span></text:p>
            <text:p text:style-name="P2"><text:span text:style-name="T10"><text:s/></text:span><text:span text:style-name="T10">end do</text:span></text:p>
            <text:p text:style-name="P2"><text:span text:style-name="T10"/></text:p>
            <text:p text:style-name="P2"><text:span text:style-name="T10"/></text:p>
          </draw:text-box>
        </draw:frame>
        <anim:par presentation:node-type="timing-root">
          <anim:par smil:begin="id22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1T32" xml:id="id23" draw:id="id23">
        <office:forms form:automatic-focus="false" form:apply-design-mode="false"/>
        <draw:frame presentation:style-name="pr1" draw:layer="layout" svg:width="22.5cm" svg:height="19.245cm" svg:x="4.5cm" svg:y="-0.785cm" presentation:class="subtitle" presentation:user-transformed="true">
          <draw:text-box>
            <text:p text:style-name="P1"><text:span text:style-name="T5">Andando al succo</text:span></text:p>
            <text:p text:style-name="P1"><text:span text:style-name="T29"/></text:p>
            <text:p text:style-name="P1"><text:span text:style-name="T29"/></text:p>
            <text:p text:style-name="P1"><text:span text:style-name="T29"/></text:p>
            <text:p text:style-name="P2"><text:span text:style-name="T10"/></text:p>
            <text:p text:style-name="P2"><text:span text:style-name="T30">call session%</text:span><text:span text:style-name="T31">ingest</text:span><text:span text:style-name="T30">(</text:span><text:span text:style-name="T31">metaanddatav</text:span><text:span text:style-name="T30">,filter=filter)</text:span></text:p>
            <text:p text:style-name="P2"><text:span text:style-name="T30">Call metaanddatav%</text:span><text:span text:style-name="T32">display</text:span><text:span text:style-name="T30">()</text:span></text:p>
            <text:p text:style-name="P2"><text:span text:style-name="T30"><text:s/></text:span></text:p>
            <text:p text:style-name="P2"><text:span text:style-name="T30">call </text:span><text:span text:style-name="T31">import</text:span><text:span text:style-name="T30">(vol7,metaanddatav)</text:span></text:p>
            <text:p text:style-name="P2"><text:span text:style-name="T30">Call display(vol7d)</text:span></text:p>
            <text:p text:style-name="P2"><text:span text:style-name="T30"/></text:p>
            <text:p text:style-name="P2"><text:span text:style-name="T30">deallocate (metaanddatav)</text:span></text:p>
            <text:p text:style-name="P2"><text:span text:style-name="T30"/></text:p>
            <text:p text:style-name="P2"><text:span text:style-name="T30">call </text:span><text:span text:style-name="T31">export</text:span><text:span text:style-name="T30"> (v7d,metaanddatal)</text:span></text:p>
            <text:p text:style-name="P2"><text:span text:style-name="T30">call metaanddatal%display()</text:span></text:p>
            <text:p text:style-name="P2"><text:span text:style-name="T30"/></text:p>
            <text:p text:style-name="P2"><text:span text:style-name="T30">Call dbametaanddatal%extrude(session)</text:span></text:p>
            <text:p text:style-name="P2"><text:span text:style-name="T30"/></text:p>
            <text:p text:style-name="P2"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10"/></text:p>
          </draw:text-box>
        </draw:frame>
        <anim:par presentation:node-type="timing-root">
          <anim:par smil:begin="id23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1T32" xml:id="id24" draw:id="id24">
        <office:forms form:automatic-focus="false" form:apply-design-mode="false"/>
        <draw:frame presentation:style-name="pr1" draw:text-style-name="P8" draw:layer="layout" svg:width="22.5cm" svg:height="16.834cm" svg:x="4.5cm" svg:y="1.782cm" presentation:class="subtitle" presentation:user-transformed="true">
          <draw:text-box>
            <text:p text:style-name="P1"><text:span text:style-name="T10"><text:tab/></text:span><text:span text:style-name="T33">Filtro vecchio stile</text:span></text:p>
            <text:p text:style-name="P2"><text:span text:style-name="T10"/></text:p>
            <text:p text:style-name="P2"><text:span text:style-name="T10">call </text:span><text:span text:style-name="T11">init</text:span><text:span text:style-name="T10">(v7d_dba,filename=filename,file=.true.)</text:span></text:p>
            <text:p text:style-name="P2"><text:span text:style-name="T10">call </text:span><text:span text:style-name="T11">import</text:span><text:span text:style-name="T10">(v7d_dba,var=["B12101","B12102"],varkind=["r","i"],&amp;</text:span></text:p>
            <text:p text:style-name="P2"><text:span text:style-name="T10"><text:s text:c="19"/></text:span><text:span text:style-name="T10">attr=["*B33196","*B33192","*B33193"],attrkind=["b","c","b"],&amp;</text:span></text:p>
            <text:p text:style-name="P2"><text:span text:style-name="T10"><text:s text:c="19"/></text:span><text:span text:style-name="T10">anavar=["B12101"],anaattr=["*B33192"])</text:span></text:p>
            <text:p text:style-name="P2"><text:span text:style-name="T10"/></text:p>
            <text:p text:style-name="P2"><text:span text:style-name="T10">call </text:span><text:span text:style-name="T11">vol7d_copy</text:span><text:span text:style-name="T10">(v7d_dba%vol7d,v7d)</text:span></text:p>
            <text:p text:style-name="P2"><text:span text:style-name="T10">call </text:span><text:span text:style-name="T11">delete</text:span><text:span text:style-name="T10"> (v7d_dba) </text:span></text:p>
            <text:p text:style-name="P2"><text:span text:style-name="T10"/></text:p>
            <text:p text:style-name="P2"><text:span text:style-name="T10">call </text:span><text:span text:style-name="T11">display</text:span><text:span text:style-name="T10">(v7d)</text:span></text:p>
            <text:p text:style-name="P2"><text:span text:style-name="T10">! <text:s text:c="25"/>qui faccio quello che voglio</text:span></text:p>
            <text:p text:style-name="P2"><text:span text:style-name="T10"/></text:p>
            <text:p text:style-name="P2"><text:span text:style-name="T10">call </text:span><text:span text:style-name="T11">init</text:span><text:span text:style-name="T10">(v7d_dba,filename=filenameout,file=.true.,write=.true.,wipe=.true.)</text:span></text:p>
            <text:p text:style-name="P2"><text:span text:style-name="T10"/></text:p>
            <text:p text:style-name="P2"><text:span text:style-name="T10">call </text:span><text:span text:style-name="T11">vol7d_copy</text:span><text:span text:style-name="T10">(v7d,v7d_dba%vol7d)</text:span></text:p>
            <text:p text:style-name="P2"><text:span text:style-name="T10">call </text:span><text:span text:style-name="T11">export</text:span><text:span text:style-name="T10">(v7d_dba)</text:span></text:p>
            <text:p text:style-name="P2"><text:span text:style-name="T10"/></text:p>
            <text:p text:style-name="P2"><text:span text:style-name="T10">call </text:span><text:span text:style-name="T11">delete</text:span><text:span text:style-name="T10"> (v7d_dba) </text:span></text:p>
            <text:p text:style-name="P2"><text:span text:style-name="T10">call </text:span><text:span text:style-name="T11">delete</text:span><text:span text:style-name="T10"> (v7d) </text:span></text:p>
            <text:p text:style-name="P2"><text:span text:style-name="T10"/></text:p>
          </draw:text-box>
        </draw:frame>
        <anim:par presentation:node-type="timing-root">
          <anim:par smil:begin="id24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1T32" xml:id="id25" draw:id="id25">
        <office:forms form:automatic-focus="false" form:apply-design-mode="false"/>
        <draw:frame presentation:style-name="pr1" draw:layer="layout" svg:width="22.5cm" svg:height="16.075cm" svg:x="4.5cm" svg:y="0.8cm" presentation:class="subtitle" presentation:user-transformed="true">
          <draw:text-box>
            <text:p>Filtro nuovo stile</text:p>
            <text:p/>
            <text:p text:style-name="P2"><text:span text:style-name="T13">filter=dbafilter(coordmin=dbacoord(lon= 9.d0,lat=44.d0),&amp;</text:span></text:p>
            <text:p text:style-name="P2"><text:span text:style-name="T13"><text:s text:c="26"/></text:span><text:span text:style-name="T13">coordmax=dbacoord(lon=11.d0,lat=46.d0))</text:span></text:p>
            <text:p text:style-name="P2"><text:span text:style-name="T13"/></text:p>
            <text:p text:style-name="P2"><text:span text:style-name="T13">!mix tra vecchio e nuovo</text:span></text:p>
            <text:p text:style-name="P2"><text:span text:style-name="T13">filter=dbafilter(var="B12102")</text:span></text:p>
            <text:p text:style-name="P2"><text:span text:style-name="T13"/></text:p>
            <text:p text:style-name="P2"><text:span text:style-name="T13">allocate (vars%dcv(2))</text:span></text:p>
            <text:p text:style-name="P2"><text:span text:style-name="T13">allocate (vars%dcv(1)%dat,source=dbadatai("B12101"))</text:span></text:p>
            <text:p text:style-name="P2"><text:span text:style-name="T13">allocate (vars%dcv(2)%dat,source=dbadatac("B12102"))</text:span></text:p>
            <text:p text:style-name="P2"><text:span text:style-name="T13"/></text:p>
            <text:p text:style-name="P2"><text:span text:style-name="T13">filter=dbafilter(vars=vars)</text:span></text:p>
          </draw:text-box>
        </draw:frame>
        <anim:par presentation:node-type="timing-root">
          <anim:par smil:begin="id25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1T32" xml:id="id26" draw:id="id26">
        <office:forms form:automatic-focus="false" form:apply-design-mode="false"/>
        <draw:frame presentation:style-name="pr6" draw:text-style-name="P9" draw:layer="layout" svg:width="22.5cm" svg:height="16.559cm" svg:x="5cm" svg:y="2cm" presentation:class="subtitle" presentation:user-transformed="true">
          <draw:text-box>
            <text:p text:style-name="P9"><text:span text:style-name="T13">allocate (vars%dcv(2))</text:span></text:p>
            <text:p text:style-name="P9"><text:span text:style-name="T13">allocate (vars%dcv(1)%dat,source=</text:span><text:span text:style-name="T25">dbadatai</text:span><text:span text:style-name="T13">("B13003"))</text:span></text:p>
            <text:p text:style-name="P9"><text:span text:style-name="T13">allocate (vars%dcv(2)%dat,source=</text:span><text:span text:style-name="T25">dbadatac</text:span><text:span text:style-name="T13">("B12102"))</text:span></text:p>
            <text:p text:style-name="P9"><text:span text:style-name="T13">allocate (starvars%dcv(3))</text:span></text:p>
            <text:p text:style-name="P9"><text:span text:style-name="T13">allocate (starvars%dcv(1)%dat,source=</text:span><text:span text:style-name="T25">dbadatai</text:span><text:span text:style-name="T13">("*B33192"))</text:span></text:p>
            <text:p text:style-name="P9"><text:span text:style-name="T13">allocate (starvars%dcv(2)%dat,source=</text:span><text:span text:style-name="T25">dbadatac</text:span><text:span text:style-name="T13">("*B33193"))</text:span></text:p>
            <text:p text:style-name="P9"><text:span text:style-name="T13">allocate (starvars%dcv(3)%dat,source=</text:span><text:span text:style-name="T25">dbadatad</text:span><text:span text:style-name="T13">("*B33194"))</text:span></text:p>
            <text:p text:style-name="P9"><text:span text:style-name="T13"/></text:p>
            <text:p text:style-name="P9"><text:span text:style-name="T13">filter=</text:span><text:span text:style-name="T25">dbafilter</text:span><text:span text:style-name="T13">(vars=vars,starvars=starvars)</text:span></text:p>
            <text:p text:style-name="P9"><text:span text:style-name="T13">call filter%</text:span><text:span text:style-name="T25">display</text:span><text:span text:style-name="T13">()</text:span></text:p>
            <text:p text:style-name="P9"><text:span text:style-name="T13"/></text:p>
            <text:p text:style-name="P9"><text:span text:style-name="T13">filter=</text:span><text:span text:style-name="T25">dbafilter</text:span><text:span text:style-name="T13">(filter=filter, <text:s/>&amp;</text:span></text:p>
            <text:p text:style-name="P9"><text:span text:style-name="T13"><text:tab/></text:span><text:span text:style-name="T13">coordmin=dbacoord(lon= 9.d0,lat=44.d0),&amp;</text:span></text:p>
            <text:p text:style-name="P2"><text:span text:style-name="T13"><text:s text:c="6"/></text:span><text:span text:style-name="T13">coordmax=dbacoord(lon=11.d0,lat=46.d0))</text:span></text:p>
            <text:p text:style-name="P9"><text:span text:style-name="T13">call filter%</text:span><text:span text:style-name="T25">display</text:span><text:span text:style-name="T13">()</text:span></text:p>
            <text:p text:style-name="P9"><text:span text:style-name="T13"/></text:p>
            <text:p text:style-name="P9"><text:span text:style-name="T13"/></text:p>
          </draw:text-box>
        </draw:frame>
        <anim:par presentation:node-type="timing-root">
          <anim:par smil:begin="id26.begin">
            <anim:transitionFilter smil:dur="1s" smil:type="blindsWipe" smil:subtype="horizontal"/>
          </anim:par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6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1T32" xml:id="id27" draw:id="id27">
        <office:forms form:automatic-focus="false" form:apply-design-mode="false"/>
        <draw:frame presentation:style-name="pr6" draw:layer="layout" svg:width="20.7cm" svg:height="16.444cm" svg:x="6.8cm" svg:y="1.2cm" presentation:class="subtitle" presentation:user-transformed="true">
          <draw:text-box>
            <text:p text:style-name="P2"><text:span text:style-name="T30">call session%</text:span><text:span text:style-name="T31">ingest</text:span><text:span text:style-name="T30">(</text:span><text:span text:style-name="T31">metaanddatav</text:span><text:span text:style-name="T30">,filter=filter)</text:span></text:p>
            <text:p text:style-name="P2"><text:span text:style-name="T30">call </text:span><text:span text:style-name="T31">import</text:span><text:span text:style-name="T30">(vol7,metaanddatav)</text:span></text:p>
            <text:p text:style-name="P2"><text:span text:style-name="T30"/></text:p>
            <text:p text:style-name="P2"><text:span text:style-name="T33">call </text:span><text:span text:style-name="T34">import</text:span><text:span text:style-name="T33">(v7d_dba,filter=filter)</text:span></text:p>
            <text:p text:style-name="P2"><text:span text:style-name="T30"/></text:p>
            <text:p text:style-name="P2"><text:span text:style-name="T30"/></text:p>
            <text:p text:style-name="P2"><text:span text:style-name="T30"/></text:p>
            <text:p text:style-name="P2"><text:span text:style-name="T33"/></text:p>
            <text:p text:style-name="P2"><text:span text:style-name="T33">call </text:span><text:span text:style-name="T34">export</text:span><text:span text:style-name="T33">(v7d_dba,filter=filter)</text:span></text:p>
            <text:p text:style-name="P2"><text:span text:style-name="T30"/></text:p>
            <text:p text:style-name="P2"><text:span text:style-name="T30">call </text:span><text:span text:style-name="T31">export</text:span><text:span text:style-name="T30"> (v7d,metaanddatal)</text:span></text:p>
            <text:p text:style-name="P2"><text:span text:style-name="T30">Call dbametaanddatal%extrude(session)</text:span></text:p>
          </draw:text-box>
        </draw:frame>
        <anim:par presentation:node-type="timing-root">
          <anim:par smil:begin="id27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7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11.075cm" svg:y="19.129cm" presentation:class="footer">
        <draw:text-box>
          <text:p text:style-name="MP2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olo Patruno</meta:initial-creator>
    <meta:creation-date>2014-09-03T17:50:28.143322984</meta:creation-date>
    <meta:editing-duration>PT9H18M42S</meta:editing-duration>
    <meta:editing-cycles>16</meta:editing-cycles>
    <dc:date>2014-09-16T00:15:03.048922564</dc:date>
    <dc:creator>Paolo Patruno</dc:creator>
    <meta:generator>LibreOffice/4.1.6.2$Linux_X86_64 LibreOffice_project/410$Build-2</meta:generator>
    <meta:document-statistic meta:object-count="123"/>
  </office:meta>
</office:document-meta>
</file>